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e4b" officeooo:paragraph-rsid="00108e4b"/>
    </style:style>
    <style:style style:name="P2" style:family="paragraph" style:parent-style-name="Standard">
      <style:paragraph-properties fo:text-align="center" style:justify-single-word="false"/>
      <style:text-properties fo:font-size="22pt" officeooo:rsid="00108e4b" officeooo:paragraph-rsid="00108e4b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1pt" officeooo:rsid="00108e4b" officeooo:paragraph-rsid="00108e4b" style:font-size-asian="11pt" style:font-size-complex="11pt"/>
    </style:style>
    <style:style style:name="P4" style:family="paragraph" style:parent-style-name="Standard">
      <style:text-properties officeooo:rsid="0010db48" officeooo:paragraph-rsid="0010db48"/>
    </style:style>
    <style:style style:name="P5" style:family="paragraph" style:parent-style-name="Standard">
      <style:text-properties fo:font-weight="bold" officeooo:rsid="00108e4b" officeooo:paragraph-rsid="00108e4b" style:font-weight-asian="bold" style:font-weight-complex="bold"/>
    </style:style>
    <style:style style:name="P6" style:family="paragraph" style:parent-style-name="Standard">
      <style:text-properties officeooo:rsid="0036aeb7" officeooo:paragraph-rsid="0036aeb7"/>
    </style:style>
    <style:style style:name="P7" style:family="paragraph" style:parent-style-name="Standard" style:list-style-name="L1">
      <style:text-properties officeooo:rsid="00108e4b" officeooo:paragraph-rsid="00108e4b"/>
    </style:style>
    <style:style style:name="P8" style:family="paragraph" style:parent-style-name="Standard" style:list-style-name="L1">
      <style:text-properties officeooo:rsid="0011133a" officeooo:paragraph-rsid="0011133a"/>
    </style:style>
    <style:style style:name="P9" style:family="paragraph" style:parent-style-name="Standard" style:list-style-name="L1">
      <style:text-properties officeooo:rsid="0011133a" officeooo:paragraph-rsid="0015bdbe"/>
    </style:style>
    <style:style style:name="P10" style:family="paragraph" style:parent-style-name="Standard" style:list-style-name="L1">
      <style:text-properties officeooo:rsid="00419163" officeooo:paragraph-rsid="00419163"/>
    </style:style>
    <style:style style:name="P11" style:family="paragraph" style:parent-style-name="Standard" style:list-style-name="L1">
      <style:text-properties officeooo:rsid="00419163" officeooo:paragraph-rsid="0036aeb7"/>
    </style:style>
    <style:style style:name="P12" style:family="paragraph" style:parent-style-name="Standard" style:list-style-name="L1">
      <style:text-properties officeooo:rsid="0010db48" officeooo:paragraph-rsid="0010db48"/>
    </style:style>
    <style:style style:name="P13" style:family="paragraph" style:parent-style-name="Standard" style:list-style-name="L1">
      <style:text-properties officeooo:rsid="0010db48" officeooo:paragraph-rsid="0011133a"/>
    </style:style>
    <style:style style:name="P14" style:family="paragraph" style:parent-style-name="Standard" style:list-style-name="L1">
      <style:text-properties officeooo:rsid="0012c651" officeooo:paragraph-rsid="0012c651"/>
    </style:style>
    <style:style style:name="P15" style:family="paragraph" style:parent-style-name="Standard" style:list-style-name="L1">
      <style:text-properties officeooo:rsid="0015bdbe" officeooo:paragraph-rsid="0015bdbe"/>
    </style:style>
    <style:style style:name="P16" style:family="paragraph" style:parent-style-name="Standard" style:list-style-name="L1">
      <style:text-properties officeooo:rsid="0016983f" officeooo:paragraph-rsid="0016983f"/>
    </style:style>
    <style:style style:name="P17" style:family="paragraph" style:parent-style-name="Standard" style:list-style-name="L1">
      <style:text-properties officeooo:rsid="0036aeb7" officeooo:paragraph-rsid="0036aeb7"/>
    </style:style>
    <style:style style:name="P18" style:family="paragraph" style:parent-style-name="Standard" style:list-style-name="L1">
      <style:text-properties officeooo:rsid="003ba125" officeooo:paragraph-rsid="003ba125"/>
    </style:style>
    <style:style style:name="P19" style:family="paragraph" style:parent-style-name="Standard" style:list-style-name="L1">
      <style:text-properties officeooo:rsid="003a2782" officeooo:paragraph-rsid="003a2782"/>
    </style:style>
    <style:style style:name="P20" style:family="paragraph" style:parent-style-name="Standard" style:list-style-name="L1">
      <style:text-properties officeooo:rsid="003d8220" officeooo:paragraph-rsid="003d8220"/>
    </style:style>
    <style:style style:name="P21" style:family="paragraph" style:parent-style-name="Standard" style:list-style-name="L1">
      <style:text-properties officeooo:rsid="0013407c" officeooo:paragraph-rsid="0013407c"/>
    </style:style>
    <style:style style:name="P22" style:family="paragraph" style:parent-style-name="Standard" style:list-style-name="L1">
      <style:text-properties officeooo:rsid="003d7a9a" officeooo:paragraph-rsid="003d7a9a"/>
    </style:style>
    <style:style style:name="P23" style:family="paragraph" style:parent-style-name="Standard" style:list-style-name="L1">
      <style:text-properties officeooo:rsid="00196f70" officeooo:paragraph-rsid="0013407c"/>
    </style:style>
    <style:style style:name="P24" style:family="paragraph" style:parent-style-name="Standard" style:list-style-name="L1">
      <style:text-properties officeooo:rsid="0038e6a4" officeooo:paragraph-rsid="0038e6a4"/>
    </style:style>
    <style:style style:name="P25" style:family="paragraph" style:parent-style-name="Standard">
      <style:paragraph-properties fo:text-align="center" style:justify-single-word="false"/>
      <style:text-properties fo:font-size="22pt" officeooo:rsid="00108e4b" officeooo:paragraph-rsid="00108e4b" style:font-size-asian="22pt" style:font-size-complex="22pt"/>
    </style:style>
    <style:style style:name="T1" style:family="text">
      <style:text-properties officeooo:rsid="0010db48"/>
    </style:style>
    <style:style style:name="T2" style:family="text">
      <style:text-properties officeooo:rsid="0011133a"/>
    </style:style>
    <style:style style:name="T3" style:family="text">
      <style:text-properties officeooo:rsid="0013407c"/>
    </style:style>
    <style:style style:name="T4" style:family="text">
      <style:text-properties officeooo:rsid="0015bdbe"/>
    </style:style>
    <style:style style:name="T5" style:family="text">
      <style:text-properties officeooo:rsid="0036aeb7"/>
    </style:style>
    <style:style style:name="T6" style:family="text">
      <style:text-properties officeooo:rsid="0038e6a4"/>
    </style:style>
    <style:style style:name="T7" style:family="text">
      <style:text-properties officeooo:rsid="003ba125"/>
    </style:style>
    <style:style style:name="T8" style:family="text">
      <style:text-properties officeooo:rsid="003d8220"/>
    </style:style>
    <style:style style:name="T9" style:family="text">
      <style:text-properties officeooo:rsid="003fb93a"/>
    </style:style>
    <style:style style:name="T10" style:family="text">
      <style:text-properties officeooo:rsid="00416916"/>
    </style:style>
    <style:style style:name="T11" style:family="text">
      <style:text-properties officeooo:rsid="0042c2d2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зг. Инструкция по применению</text:p>
      <text:p text:style-name="P3">(Руководство <text:span text:style-name="T10">пользователя</text:span>)</text:p>
      <text:p text:style-name="P2"/>
      <text:p text:style-name="P2">elucidate</text:p>
      <text:p text:style-name="P2">verb: make clearer and easier to understand</text:p>
      <text:p text:style-name="P2">Youtube is great place to learn just about anything--an expert elucidates finer points so that even a complete novice can learn.</text:p>
      <text:p text:style-name="P2"/>
      <text:p text:style-name="P2">объяснять</text:p>
      <text:p text:style-name="P2">глагол: сделать яснее и проще для понимания</text:p>
      <text:p text:style-name="P2">Youtube - отличное место, чтобы узнать что угодно - эксперт разъясняет тонкости, так что учиться может даже начинающий.</text:p>
      <text:p text:style-name="P2"/>
      <text:p text:style-name="P5">Содержание</text:p>
      <text:p text:style-name="P1"/>
      <text:list xml:id="list3973333474" text:style-name="L1">
        <text:list-header>
          <text:p text:style-name="P7">Введение</text:p>
        </text:list-header>
        <text:list-item>
          <text:p text:style-name="P7">Аппаратная часть</text:p>
          <text:p text:style-name="P7"/>
          <text:list>
            <text:list-item>
              <text:p text:style-name="P7">Устройство ЦНС</text:p>
              <text:p text:style-name="P7"/>
              <text:list>
                <text:list-item>
                  <text:p text:style-name="P8">Общая схема</text:p>
                  <text:p text:style-name="P8"/>
                </text:list-item>
                <text:list-item>
                  <text:p text:style-name="P8">Описание базовых элементов</text:p>
                  <text:p text:style-name="P8"/>
                  <text:list>
                    <text:list-item>
                      <text:p text:style-name="P8">Основной управляющий элемент. Нейрон</text:p>
                    </text:list-item>
                    <text:list-item>
                      <text:p text:style-name="P8"><text:span text:style-name="T4">Клетки снабжения и питания нейронов. </text:span>Нейроглия</text:p>
                    </text:list-item>
                    <text:list-item>
                      <text:p text:style-name="P10">Основные жидкостные среды. Ликвор, межклеточная среда и электролиты</text:p>
                      <text:p text:style-name="P8"/>
                    </text:list-item>
                  </text:list>
                </text:list-item>
              </text:list>
            </text:list-item>
            <text:list-item>
              <text:p text:style-name="P7">Головной отдел</text:p>
              <text:p text:style-name="P7"/>
              <text:list>
                <text:list-item>
                  <text:p text:style-name="P7">Центр сознания. Кора больших полушарий</text:p>
                  <text:p text:style-name="P7"/>
                  <text:list>
                    <text:list-item>
                      <text:p text:style-name="P7">Центр управления и планирования. Лобная кора</text:p>
                    </text:list-item>
                    <text:list-item>
                      <text:p text:style-name="P7"><text:span text:style-name="T1">Центр</text:span> <text:span text:style-name="T1">синтеза и анализа </text:span>речи. Зона Брока и Вернике</text:p>
                    </text:list-item>
                    <text:list-item>
                      <text:p text:style-name="P7"><text:span text:style-name="T1">Центр</text:span> <text:span text:style-name="T1">синтеза и анализа графической информации. Затылочная кора</text:span></text:p>
                    </text:list-item>
                    <text:list-item>
                      <text:p text:style-name="P7"><text:span text:style-name="T1">Центр</text:span> контроля движений. <text:span text:style-name="T1">Теменная </text:span>кора</text:p>
                    </text:list-item>
                    <text:list-item>
                      <text:p text:style-name="P12">Центр контроля эмоций. Внутренняя кора</text:p>
                    </text:list-item>
                    <text:list-item>
                      <text:p text:style-name="P14">Центр сочувствия. Зеркальные нейроны</text:p>
                      <text:p text:style-name="P12"/>
                    </text:list-item>
                  </text:list>
                </text:list-item>
                <text:list-item>
                  <text:p text:style-name="P13"><text:soft-page-break/>Центры эмоций и памяти. Лимбическая система</text:p>
                  <text:p text:style-name="P13"/>
                  <text:list>
                    <text:list-item>
                      <text:p text:style-name="P13">Центр активации положительных эмоций. Чёрные ядра</text:p>
                    </text:list-item>
                    <text:list-item>
                      <text:p text:style-name="P13">Центр активации отрицательных эмоций. Миндалины</text:p>
                    </text:list-item>
                    <text:list-item>
                      <text:p text:style-name="P13">О<text:span text:style-name="T2">с</text:span>новной центр хранения информации. Гиппокамп</text:p>
                    </text:list-item>
                    <text:list-item>
                      <text:p text:style-name="P9">Древний зрительный центр. Таламус <text:span text:style-name="T4">и эпифиз</text:span></text:p>
                      <text:p text:style-name="P9"/>
                    </text:list-item>
                  </text:list>
                </text:list-item>
                <text:list-item>
                  <text:p text:style-name="P15">Модуль контроля органики. Гипоталамус</text:p>
                </text:list-item>
              </text:list>
            </text:list-item>
          </text:list>
        </text:list-item>
      </text:list>
      <text:p text:style-name="P4"/>
      <text:list xml:id="list131725547184958" text:continue-numbering="true" text:style-name="L1">
        <text:list-item>
          <text:list>
            <text:list-item>
              <text:list>
                <text:list-item>
                  <text:p text:style-name="P12"><text:span text:style-name="T2">Модуль</text:span> управления движением. Мозжечёк</text:p>
                  <text:p text:style-name="P12"/>
                </text:list-item>
                <text:list-item>
                  <text:p text:style-name="P12">Центр биовыживания. Мозговой ствол</text:p>
                  <text:p text:style-name="P12"/>
                  <text:list>
                    <text:list-item>
                      <text:p text:style-name="P12">Центр управления дыханием</text:p>
                    </text:list-item>
                    <text:list-item>
                      <text:p text:style-name="P8">Центр управления сердцебиением</text:p>
                      <text:p text:style-name="P8"/>
                    </text:list-item>
                  </text:list>
                </text:list-item>
              </text:list>
            </text:list-item>
            <text:list-item>
              <text:p text:style-name="P16">Соматический отдел. Вегетативная нервная система</text:p>
              <text:p text:style-name="P16"/>
              <text:list>
                <text:list-item>
                  <text:p text:style-name="P16">Симпатика</text:p>
                </text:list-item>
                <text:list-item>
                  <text:p text:style-name="P16">Парасимпатика</text:p>
                </text:list-item>
              </text:list>
            </text:list-item>
          </text:list>
        </text:list-item>
        <text:list-item>
          <text:p text:style-name="P7">Программная часть</text:p>
          <text:list>
            <text:list-header>
              <text:p text:style-name="P8"/>
            </text:list-header>
            <text:list-item>
              <text:p text:style-name="P17">Структура психики</text:p>
              <text:p text:style-name="P11"/>
              <text:list>
                <text:list-item>
                  <text:p text:style-name="P17"><text:span text:style-name="T7">Подсознательный </text:span>разум</text:p>
                </text:list-item>
                <text:list-item>
                  <text:p text:style-name="P17">Сознательный разум</text:p>
                </text:list-item>
                <text:list-item>
                  <text:p text:style-name="P17">Сверхсознательный разум</text:p>
                </text:list-item>
              </text:list>
            </text:list-item>
          </text:list>
        </text:list-item>
      </text:list>
      <text:p text:style-name="P6"/>
      <text:list xml:id="list131723521665876" text:continue-numbering="true" text:style-name="L1">
        <text:list-item>
          <text:list>
            <text:list-item>
              <text:p text:style-name="P18">Спектр <text:span text:style-name="T8">эмоций</text:span></text:p>
              <text:p text:style-name="P14"/>
              <text:list>
                <text:list-item>
                  <text:p text:style-name="P17">Страх</text:p>
                </text:list-item>
                <text:list-item>
                  <text:p text:style-name="P14">Гнев</text:p>
                </text:list-item>
                <text:list-item>
                  <text:p text:style-name="P19">Печаль</text:p>
                </text:list-item>
                <text:list-item>
                  <text:p text:style-name="P18">Спокойствие</text:p>
                </text:list-item>
                <text:list-item>
                  <text:p text:style-name="P18">Удовольствие</text:p>
                </text:list-item>
                <text:list-item>
                  <text:p text:style-name="P14">Радость</text:p>
                </text:list-item>
                <text:list-item>
                  <text:p text:style-name="P20">Любовь</text:p>
                </text:list-item>
              </text:list>
              <text:p text:style-name="P14"/>
            </text:list-item>
            <text:list-item>
              <text:p text:style-name="P14">Базовые программы поведения <text:span text:style-name="T7">и их модификации</text:span></text:p>
              <text:p text:style-name="P14"/>
              <text:list>
                <text:list-item>
                  <text:p text:style-name="P14">Пищевая программа</text:p>
                </text:list-item>
                <text:list-item>
                  <text:p text:style-name="P14">Оборонительная программа</text:p>
                </text:list-item>
                <text:list-item>
                  <text:p text:style-name="P14">Половая программа</text:p>
                </text:list-item>
                <text:list-item>
                  <text:p text:style-name="P14">Родительская прогамма</text:p>
                </text:list-item>
                <text:list-item>
                  <text:p text:style-name="P14">Социальная программа</text:p>
                </text:list-item>
                <text:list-item>
                  <text:p text:style-name="P14">Научно-познавательная программа</text:p>
                </text:list-item>
                <text:list-item>
                  <text:p text:style-name="P14">Пси<text:span text:style-name="T5">хи</text:span>ческая программ<text:span text:style-name="T5">а</text:span></text:p>
                  <text:p text:style-name="P14"/>
                </text:list-item>
              </text:list>
            </text:list-item>
            <text:list-item>
              <text:p text:style-name="P14"><text:span text:style-name="T3">Формы мышления. </text:span>Операционные системы мозга</text:p>
              <text:p text:style-name="P14"/>
              <text:list>
                <text:list-item>
                  <text:p text:style-name="P14">Наглядно-действенн<text:span text:style-name="T3">ая (доисторические времена)</text:span></text:p>
                </text:list-item>
                <text:list-item>
                  <text:p text:style-name="P14">Наглядно-образная <text:span text:style-name="T11">(наскальная живопись)</text:span></text:p>
                </text:list-item>
                <text:list-item>
                  <text:p text:style-name="P14"><text:soft-page-break/>Ассоциативная <text:span text:style-name="T11">(расцвет магии)</text:span></text:p>
                </text:list-item>
                <text:list-item>
                  <text:p text:style-name="P14">Логическая <text:span text:style-name="T11">(античность)</text:span></text:p>
                </text:list-item>
                <text:list-item>
                  <text:p text:style-name="P14">Диалектическая <text:span text:style-name="T11">(ренесанс и век железный)</text:span></text:p>
                </text:list-item>
                <text:list-item>
                  <text:p text:style-name="P14">Сценарная <text:span text:style-name="T11">(атомный век)</text:span></text:p>
                  <text:p text:style-name="P21"/>
                </text:list-item>
              </text:list>
            </text:list-item>
            <text:list-item>
              <text:p text:style-name="P21">Основные режимы функционирования мозга. Состояния сознания</text:p>
              <text:p text:style-name="P21"/>
              <text:list>
                <text:list-item>
                  <text:p text:style-name="P21">Глубокий сон</text:p>
                </text:list-item>
                <text:list-item>
                  <text:p text:style-name="P21">Сновидение</text:p>
                </text:list-item>
                <text:list-item>
                  <text:p text:style-name="P21">Нормальное бодрстование</text:p>
                </text:list-item>
                <text:list-item>
                  <text:p text:style-name="P21">Активная деятельность</text:p>
                </text:list-item>
                <text:list-item>
                  <text:p text:style-name="P22">Интеллектуальная деятельность</text:p>
                </text:list-item>
                <text:list-item>
                  <text:p text:style-name="P21">Квантовый режим</text:p>
                </text:list-item>
              </text:list>
              <text:p text:style-name="P21"/>
            </text:list-item>
          </text:list>
          <text:p text:style-name="P23">Дополнение <text:span text:style-name="T6">А</text:span>. Мозг-компьютерная аналогия</text:p>
          <text:p text:style-name="P24">Дополнение B. Ключи соотвествия базовых форм <text:span text:style-name="T9">донаучного</text:span> сознания</text:p>
          <text:p text:style-name="P24">Дополнение C. Научная картина мира и масштабы Вселенно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0:16:58.777159663</meta:creation-date>
    <dc:date>2020-02-13T13:17:23.260942913</dc:date>
    <meta:editing-duration>PT3H57M51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3" meta:paragraph-count="76" meta:word-count="351" meta:character-count="2471" meta:non-whitespace-character-count="2260"/>
  </office:meta>
</office:document-meta>
</file>